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1.1</text:p>
      <text:p text:style-name="Standard">typedef struct _dynamixel_status_t dynamixel_status_t;</text:p>
      <text:p text:style-name="Standard">struct _dynamixel_status_t</text:p>
      <text:p text:style-name="Standard">{</text:p>
      <text:p text:style-name="Standard"><text:s text:c="4"/>int64_t <text:s text:c="3"/>utime;</text:p>
      <text:p text:style-name="Standard"><text:s text:c="4"/>int32_t <text:s text:c="3"/>error_flags;</text:p>
      <text:p text:style-name="Standard"><text:s text:c="4"/>double <text:s text:c="4"/>position_radians;</text:p>
      <text:p text:style-name="Standard"><text:s text:c="4"/>double <text:s text:c="4"/>speed;</text:p>
      <text:p text:style-name="Standard"><text:s text:c="4"/>double <text:s text:c="4"/>load;</text:p>
      <text:p text:style-name="Standard"><text:s text:c="4"/>double <text:s text:c="4"/>voltage;</text:p>
      <text:p text:style-name="Standard"><text:s text:c="4"/>double <text:s text:c="4"/>temperature;</text:p>
      <text:p text:style-name="Standard">};</text:p>
      <text:p text:style-name="Standard"/>
      <text:p text:style-name="Standard">2.1.2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mchapin </meta:initial-creator>
    <meta:creation-date>2015-01-13T19:07:59</meta:creation-date>
    <dc:date>2015-01-13T19:08:57</dc:date>
    <dc:creator>rmchapin </dc:creator>
    <meta:editing-duration>P0D</meta:editing-duration>
    <meta:editing-cycles>1</meta:editing-cycles>
    <meta:document-statistic meta:table-count="0" meta:image-count="0" meta:object-count="0" meta:page-count="1" meta:paragraph-count="13" meta:word-count="24" meta:character-count="276" meta:non-whitespace-character-count="199"/>
    <meta:generator>LibreOffice/3.5$Linux_X86_64 LibreOffice_project/350m1$Build-2</meta:generator>
  </office:meta>
</office:document-meta>
</file>